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tracked-changes>
        <text:changed-region xml:id="ct88255856" text:id="ct88255856">
          <text:insertion>
            <office:change-info>
              <dc:creator>Vlad Orlenko</dc:creator>
              <dc:date>2012-10-14T22:05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is a test report, converted to PDF on <text:change-start text:change-id="ct88255856"/>timestr<text:change-end text:change-id="ct8825585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CA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 Orlenko</meta:initial-creator>
    <meta:creation-date>2012-10-14T22:03:57</meta:creation-date>
    <dc:date>2012-10-14T22:05:08</dc:date>
    <dc:creator>Vlad Orlenko</dc:creator>
    <meta:editing-duration>PT22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1" meta:paragraph-count="1" meta:word-count="10" meta:character-count="50" meta:non-whitespace-character-count="41"/>
  </office:meta>
</office:document-meta>
</file>